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solid" draw:fill-color="#c0c0c0" draw:textarea-vertical-align="middle" draw:auto-grow-height="fals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marker-end="Arrow_20_concave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end="Arrow_20_concave" draw:marker-end-width="0.2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000000" draw:marker-end="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624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="Arrow_20_concave" draw:marker-end="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743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967cm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6cm" fo:min-width="2.593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556cm" fo:min-width="0.648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5" style:family="graphic" style:parent-style-name="standard">
      <style:graphic-properties svg:stroke-width="0.02cm" svg:stroke-color="#000000" draw:fill="none" draw:textarea-horizontal-align="justify" draw:textarea-vertical-align="middle" draw:auto-grow-height="false" fo:min-height="0.722cm" fo:min-width="0.753cm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.148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753cm" svg:height="1.34cm" draw:transform="rotate (-1.5707963267949) translate (18.973cm 11.146cm)">
          <text:p/>
          <draw:enhanced-geometry svg:viewBox="0 0 21600 21600" draw:text-areas="0 0 21600 21600" draw:type="circular-arrow" draw:modifiers="173.827564032682 -7.46260899016867 8619.26703496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273cm" svg:height="0.992cm" svg:x="6.808cm" svg:y="12.402cm">
          <text:p text:style-name="P1"><text:span text:style-name="T1">ГФ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81cm" svg:y1="12.898cm" svg:x2="8.611cm" svg:y2="12.898cm">
          <text:p/>
        </draw:line>
        <draw:custom-shape draw:style-name="gr2" draw:text-style-name="P2" draw:layer="layout" svg:width="1.273cm" svg:height="0.992cm" svg:x="8.611cm" svg:y="12.402cm">
          <text:p text:style-name="P1"><text:span text:style-name="T1">М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84cm" svg:y1="12.898cm" svg:x2="10.414cm" svg:y2="12.898cm">
          <text:p/>
        </draw:line>
        <draw:custom-shape draw:style-name="gr2" draw:text-style-name="P2" draw:layer="layout" svg:width="1.273cm" svg:height="0.992cm" svg:x="10.408cm" svg:y="12.402cm">
          <text:p text:style-name="P1"><text:span text:style-name="T1">ПЧ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681cm" svg:y1="12.898cm" svg:x2="12.211cm" svg:y2="12.898cm">
          <text:p/>
        </draw:line>
        <draw:line draw:style-name="gr4" draw:text-style-name="P1" draw:layer="layout" svg:x1="11.034cm" svg:y1="14.456cm" svg:x2="11.034cm" svg:y2="13.394cm">
          <text:p/>
        </draw:line>
        <draw:line draw:style-name="gr4" draw:text-style-name="P1" draw:layer="layout" svg:x1="9.236cm" svg:y1="14.192cm" svg:x2="9.236cm" svg:y2="13.394cm">
          <text:p/>
        </draw:line>
        <draw:custom-shape draw:style-name="gr2" draw:text-style-name="P2" draw:layer="layout" svg:width="1.273cm" svg:height="0.992cm" svg:x="12.197cm" svg:y="12.402cm">
          <text:p text:style-name="P1"><text:span text:style-name="T1">ПЧ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7cm" svg:y1="12.898cm" svg:x2="14cm" svg:y2="12.898cm">
          <text:p/>
        </draw:line>
        <draw:line draw:style-name="gr4" draw:text-style-name="P1" draw:layer="layout" svg:x1="12.823cm" svg:y1="14.729cm" svg:x2="12.823cm" svg:y2="13.394cm">
          <text:p/>
        </draw:line>
        <draw:custom-shape draw:style-name="gr5" draw:text-style-name="P2" draw:layer="layout" svg:width="1.273cm" svg:height="0.992cm" svg:x="13.983cm" svg:y="12.40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256cm" svg:y1="12.898cm" svg:x2="15.786cm" svg:y2="12.898cm">
          <text:p/>
        </draw:line>
        <draw:custom-shape draw:style-name="gr2" draw:text-style-name="P2" draw:layer="layout" svg:width="1.273cm" svg:height="0.992cm" svg:x="15.786cm" svg:y="12.402cm">
          <text:p text:style-name="P1"><text:span text:style-name="T1">ПФ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059cm" svg:y1="12.898cm" svg:x2="17.589cm" svg:y2="12.898cm">
          <text:p/>
        </draw:line>
        <draw:line draw:style-name="gr7" draw:text-style-name="P1" draw:layer="layout" svg:x1="17.589cm" svg:y1="12.898cm" svg:x2="17.589cm" svg:y2="11.539cm">
          <text:p/>
        </draw:line>
        <draw:line draw:style-name="gr7" draw:text-style-name="P1" draw:layer="layout" svg:x1="17.589cm" svg:y1="11.539cm" svg:x2="17.338cm" svg:y2="11.288cm">
          <text:p/>
        </draw:line>
        <draw:line draw:style-name="gr7" draw:text-style-name="P1" draw:layer="layout" svg:x1="17.589cm" svg:y1="11.539cm" svg:x2="17.84cm" svg:y2="11.288cm">
          <text:p/>
        </draw:line>
        <draw:frame draw:style-name="gr8" draw:text-style-name="P3" draw:layer="layout" svg:width="1.246cm" svg:height="0.826cm" svg:x="14.035cm" svg:y="11.573cm">
          <draw:text-box>
            <text:p><text:span text:style-name="T1">УМ</text:span></text:p>
          </draw:text-box>
        </draw:frame>
        <draw:custom-shape draw:style-name="gr5" draw:text-style-name="P1" draw:layer="layout" svg:width="0.661cm" svg:height="0.572cm" draw:transform="rotate (-1.5707963267949) translate (14.947cm 12.5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3cm" svg:height="0.992cm" svg:x="5.015cm" svg:y="16.522cm">
          <text:p text:style-name="P1"><text:span text:style-name="T1">РУ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288cm" svg:y1="17.018cm" svg:x2="6.818cm" svg:y2="17.018cm">
          <text:p/>
        </draw:line>
        <draw:custom-shape draw:style-name="gr2" draw:text-style-name="P2" draw:layer="layout" svg:width="1.273cm" svg:height="0.992cm" svg:x="6.818cm" svg:y="16.522cm">
          <text:p text:style-name="P1"><text:span text:style-name="T1">Д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91cm" svg:y1="17.018cm" svg:x2="8.621cm" svg:y2="17.018cm">
          <text:p/>
        </draw:line>
        <draw:custom-shape draw:style-name="gr2" draw:text-style-name="P2" draw:layer="layout" svg:width="1.273cm" svg:height="0.992cm" svg:x="8.628cm" svg:y="16.522cm">
          <text:p text:style-name="P1"><text:span text:style-name="T1">ПЧ2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901cm" svg:y1="17.018cm" svg:x2="10.431cm" svg:y2="17.018cm">
          <text:p/>
        </draw:line>
        <draw:line draw:style-name="gr4" draw:text-style-name="P1" draw:layer="layout" svg:x1="9.254cm" svg:y1="18.308cm" svg:x2="9.254cm" svg:y2="17.514cm">
          <text:p/>
        </draw:line>
        <draw:line draw:style-name="gr4" draw:text-style-name="P1" draw:layer="layout" svg:x1="7.443cm" svg:y1="18.562cm" svg:x2="7.443cm" svg:y2="17.514cm">
          <text:p/>
        </draw:line>
        <draw:custom-shape draw:style-name="gr5" draw:text-style-name="P2" draw:layer="layout" svg:width="1.273cm" svg:height="0.992cm" svg:x="10.43cm" svg:y="16.52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703cm" svg:y1="17.018cm" svg:x2="12.233cm" svg:y2="17.018cm">
          <text:p/>
        </draw:line>
        <draw:custom-shape draw:style-name="gr2" draw:text-style-name="P2" draw:layer="layout" svg:width="1.273cm" svg:height="0.992cm" svg:x="12.233cm" svg:y="16.522cm">
          <text:p text:style-name="P1"><text:span text:style-name="T1">ПЧ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506cm" svg:y1="17.018cm" svg:x2="14.036cm" svg:y2="17.018cm">
          <text:p/>
        </draw:line>
        <draw:line draw:style-name="gr4" draw:text-style-name="P1" draw:layer="layout" svg:x1="12.859cm" svg:y1="18.562cm" svg:x2="12.859cm" svg:y2="17.514cm">
          <text:p/>
        </draw:line>
        <draw:custom-shape draw:style-name="gr5" draw:text-style-name="P2" draw:layer="layout" svg:width="1.273cm" svg:height="0.992cm" svg:x="14.019cm" svg:y="16.52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292cm" svg:y1="17.018cm" svg:x2="15.822cm" svg:y2="17.018cm">
          <text:p/>
        </draw:line>
        <draw:custom-shape draw:style-name="gr2" draw:text-style-name="P2" draw:layer="layout" svg:width="1.273cm" svg:height="0.992cm" svg:x="15.822cm" svg:y="16.522cm">
          <text:p text:style-name="P1"><text:span text:style-name="T1">ПС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095cm" svg:y1="17.018cm" svg:x2="17.625cm" svg:y2="17.018cm">
          <text:p/>
        </draw:line>
        <draw:line draw:style-name="gr7" draw:text-style-name="P1" draw:layer="layout" svg:x1="17.625cm" svg:y1="17.018cm" svg:x2="17.625cm" svg:y2="15.659cm">
          <text:p/>
        </draw:line>
        <draw:line draw:style-name="gr7" draw:text-style-name="P1" draw:layer="layout" svg:x1="17.625cm" svg:y1="15.659cm" svg:x2="17.374cm" svg:y2="15.408cm">
          <text:p/>
        </draw:line>
        <draw:line draw:style-name="gr7" draw:text-style-name="P1" draw:layer="layout" svg:x1="17.625cm" svg:y1="15.659cm" svg:x2="17.876cm" svg:y2="15.408cm">
          <text:p/>
        </draw:line>
        <draw:frame draw:style-name="gr10" draw:text-style-name="P3" draw:layer="layout" svg:width="1.521cm" svg:height="0.826cm" svg:x="10.313cm" svg:y="15.693cm">
          <draw:text-box>
            <text:p><text:span text:style-name="T1">УПЧ</text:span></text:p>
          </draw:text-box>
        </draw:frame>
        <draw:frame draw:style-name="gr11" draw:text-style-name="P3" draw:layer="layout" svg:width="1.699cm" svg:height="0.826cm" svg:x="13.793cm" svg:y="15.693cm">
          <draw:text-box>
            <text:p><text:span text:style-name="T1">МШУ</text:span></text:p>
          </draw:text-box>
        </draw:frame>
        <draw:custom-shape draw:style-name="gr5" draw:text-style-name="P1" draw:layer="layout" svg:width="0.661cm" svg:height="0.572cm" draw:transform="rotate (-1.5707963267949) translate (11.343cm 16.6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61cm" svg:height="0.572cm" draw:transform="rotate (-1.5707963267949) translate (14.928cm 16.6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5.659cm" svg:y1="18.826cm" svg:x2="5.659cm" svg:y2="17.514cm">
          <text:p/>
        </draw:line>
        <draw:line draw:style-name="gr7" draw:text-style-name="P1" draw:layer="layout" svg:x1="8.081cm" svg:y1="14.192cm" svg:x2="9.236cm" svg:y2="14.192cm">
          <text:p/>
        </draw:line>
        <draw:line draw:style-name="gr7" draw:text-style-name="P1" draw:layer="layout" svg:x1="8.081cm" svg:y1="14.456cm" svg:x2="11.034cm" svg:y2="14.456cm">
          <text:p/>
        </draw:line>
        <draw:line draw:style-name="gr7" draw:text-style-name="P1" draw:layer="layout" svg:x1="8.081cm" svg:y1="14.729cm" svg:x2="12.823cm" svg:y2="14.729cm">
          <text:p/>
        </draw:line>
        <draw:line draw:style-name="gr7" draw:text-style-name="P1" draw:layer="layout" svg:x1="11.703cm" svg:y1="18.562cm" svg:x2="12.859cm" svg:y2="18.562cm">
          <text:p/>
        </draw:line>
        <draw:line draw:style-name="gr9" draw:text-style-name="P1" draw:layer="layout" svg:x1="3.768cm" svg:y1="17.018cm" svg:x2="5.016cm" svg:y2="17.018cm">
          <text:p/>
        </draw:line>
        <draw:frame draw:style-name="gr12" draw:text-style-name="P5" draw:layer="layout" svg:width="3.113cm" svg:height="1.219cm" svg:x="1.903cm" svg:y="16.999cm">
          <draw:text-box>
            <text:p text:style-name="P4"><text:span text:style-name="T2">Выход</text:span></text:p>
            <text:p text:style-name="P4"><text:span text:style-name="T2">Цифр. поток</text:span></text:p>
          </draw:text-box>
        </draw:frame>
        <draw:frame draw:style-name="gr13" draw:text-style-name="P3" draw:layer="layout" svg:width="1.546cm" svg:height="0.826cm" svg:x="16.117cm" svg:y="13.777cm">
          <draw:text-box>
            <text:p><text:span text:style-name="T1">Шум</text:span></text:p>
          </draw:text-box>
        </draw:frame>
        <draw:custom-shape draw:style-name="gr14" draw:text-style-name="P1" draw:layer="layout" svg:width="0.678cm" svg:height="0.678cm" svg:x="18.569cm" svg:y="13.29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478cm" svg:y1="14.227cm" svg:x2="18.569cm" svg:y2="13.725cm">
          <text:p/>
        </draw:line>
        <draw:custom-shape draw:style-name="gr15" draw:text-style-name="P2" draw:layer="layout" svg:width="1.273cm" svg:height="0.992cm" svg:x="5.005cm" svg:y="12.402cm">
          <text:p text:style-name="P1"><text:span text:style-name="T1">ИБ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278cm" svg:y1="12.898cm" svg:x2="6.808cm" svg:y2="12.898cm">
          <text:p/>
        </draw:line>
        <draw:custom-shape draw:style-name="gr15" draw:text-style-name="P2" draw:layer="layout" svg:width="1.273cm" svg:height="0.992cm" svg:x="6.808cm" svg:y="13.966cm">
          <text:p text:style-name="P1"><text:span text:style-name="T1">СЧ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3cm" svg:height="0.992cm" svg:x="10.43cm" svg:y="18.073cm">
          <text:p text:style-name="P1"><text:span text:style-name="T1">СЧ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443cm" svg:y1="18.562cm" svg:x2="10.43cm" svg:y2="18.562cm">
          <text:p/>
        </draw:line>
        <draw:line draw:style-name="gr7" draw:text-style-name="P1" draw:layer="layout" svg:x1="9.254cm" svg:y1="18.308cm" svg:x2="10.43cm" svg:y2="18.308cm">
          <text:p/>
        </draw:line>
        <draw:line draw:style-name="gr7" draw:text-style-name="P1" draw:layer="layout" svg:x1="5.656cm" svg:y1="18.826cm" svg:x2="10.43cm" svg:y2="18.826cm">
          <text:p/>
        </draw:line>
        <draw:frame draw:style-name="gr16" draw:text-style-name="P6" draw:layer="layout" svg:width="0.717cm" svg:height="0.665cm" svg:x="6.199cm" svg:y="12.242cm">
          <draw:text-box>
            <text:p text:style-name="P6"><text:span text:style-name="T3">1</text:span></text:p>
          </draw:text-box>
        </draw:frame>
        <draw:frame draw:style-name="gr16" draw:text-style-name="P6" draw:layer="layout" svg:width="0.717cm" svg:height="0.665cm" svg:x="7.985cm" svg:y="12.242cm">
          <draw:text-box>
            <text:p text:style-name="P6"><text:span text:style-name="T3">2</text:span></text:p>
          </draw:text-box>
        </draw:frame>
        <draw:frame draw:style-name="gr16" draw:text-style-name="P6" draw:layer="layout" svg:width="0.717cm" svg:height="0.665cm" svg:x="9.79cm" svg:y="12.242cm">
          <draw:text-box>
            <text:p text:style-name="P6"><text:span text:style-name="T3">3</text:span></text:p>
          </draw:text-box>
        </draw:frame>
        <draw:frame draw:style-name="gr16" draw:text-style-name="P6" draw:layer="layout" svg:width="0.717cm" svg:height="0.665cm" svg:x="11.566cm" svg:y="12.242cm">
          <draw:text-box>
            <text:p text:style-name="P6"><text:span text:style-name="T3">4</text:span></text:p>
          </draw:text-box>
        </draw:frame>
        <draw:frame draw:style-name="gr16" draw:text-style-name="P6" draw:layer="layout" svg:width="0.717cm" svg:height="0.665cm" svg:x="13.38cm" svg:y="12.242cm">
          <draw:text-box>
            <text:p text:style-name="P6"><text:span text:style-name="T3">5</text:span></text:p>
          </draw:text-box>
        </draw:frame>
        <draw:frame draw:style-name="gr16" draw:text-style-name="P6" draw:layer="layout" svg:width="0.717cm" svg:height="0.665cm" svg:x="16.952cm" svg:y="12.242cm">
          <draw:text-box>
            <text:p text:style-name="P6"><text:span text:style-name="T3">6</text:span></text:p>
          </draw:text-box>
        </draw:frame>
        <draw:frame draw:style-name="gr16" draw:text-style-name="P6" draw:layer="layout" svg:width="0.717cm" svg:height="0.665cm" svg:x="16.997cm" svg:y="16.353cm">
          <draw:text-box>
            <text:p text:style-name="P6"><text:span text:style-name="T3">7</text:span></text:p>
          </draw:text-box>
        </draw:frame>
        <draw:frame draw:style-name="gr16" draw:text-style-name="P6" draw:layer="layout" svg:width="0.717cm" svg:height="0.665cm" svg:x="13.407cm" svg:y="16.353cm">
          <draw:text-box>
            <text:p text:style-name="P6"><text:span text:style-name="T3">8</text:span></text:p>
          </draw:text-box>
        </draw:frame>
        <draw:frame draw:style-name="gr16" draw:text-style-name="P6" draw:layer="layout" svg:width="0.717cm" svg:height="0.665cm" svg:x="11.621cm" svg:y="16.353cm">
          <draw:text-box>
            <text:p text:style-name="P6"><text:span text:style-name="T3">9</text:span></text:p>
          </draw:text-box>
        </draw:frame>
        <draw:frame draw:style-name="gr16" draw:text-style-name="P6" draw:layer="layout" svg:width="0.911cm" svg:height="0.665cm" svg:x="7.911cm" svg:y="16.353cm">
          <draw:text-box>
            <text:p text:style-name="P6"><text:span text:style-name="T3">10</text:span></text:p>
          </draw:text-box>
        </draw:frame>
        <draw:frame draw:style-name="gr16" draw:text-style-name="P6" draw:layer="layout" svg:width="0.911cm" svg:height="0.665cm" svg:x="6.105cm" svg:y="16.353cm">
          <draw:text-box>
            <text:p text:style-name="P6"><text:span text:style-name="T3">11</text:span></text:p>
          </draw:text-box>
        </draw:frame>
        <draw:frame draw:style-name="gr16" draw:text-style-name="P6" draw:layer="layout" svg:width="0.911cm" svg:height="0.665cm" svg:x="4.291cm" svg:y="16.353cm">
          <draw:text-box>
            <text:p text:style-name="P6"><text:span text:style-name="T3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3:55:10.120240172</meta:creation-date>
    <dc:date>2015-01-15T10:38:55.056117698</dc:date>
    <meta:editing-duration>PT39M58S</meta:editing-duration>
    <meta:editing-cycles>6</meta:editing-cycles>
    <meta:generator>LibreOffice/4.3.5.2.0$Linux_X86_64 LibreOffice_project/430$Build-2</meta:generator>
    <meta:document-statistic meta:object-count="74"/>
  </office:meta>
</office:document-meta>
</file>